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7_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2" style:parent-style-name="Überschrift2" style:family="paragraph">
      <style:text-properties fo:language="de" fo:country="DE"/>
    </style:style>
    <style:style style:name="P3" style:parent-style-name="Überschrift3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Überschrift3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T11" style:parent-style-name="Absatz-Standardschriftart" style:family="text">
      <style:text-properties fo:language="de" fo:country="DE"/>
    </style:style>
    <style:style style:name="T12" style:parent-style-name="Absatz-Standardschriftart" style:family="text">
      <style:text-properties fo:language="de" fo:country="DE"/>
    </style:style>
    <style:style style:name="T13" style:parent-style-name="Absatz-Standardschriftart" style:family="text">
      <style:text-properties fo:language="de" fo:country="DE"/>
    </style:style>
    <style:style style:name="T14" style:parent-style-name="Absatz-Standardschriftart" style:family="text">
      <style:text-properties fo:language="de" fo:country="DE"/>
    </style:style>
    <style:style style:name="T15" style:parent-style-name="Absatz-Standardschriftart" style:family="text">
      <style:text-properties fo:language="de" fo:country="DE"/>
    </style:style>
    <style:style style:name="P16" style:parent-style-name="Standard" style:family="paragraph">
      <style:text-properties fo:language="de" fo:country="DE"/>
    </style:style>
    <style:style style:name="P17" style:parent-style-name="Überschrift2" style:family="paragraph">
      <style:text-properties fo:language="de" fo:country="DE"/>
    </style:style>
    <style:style style:name="P18" style:parent-style-name="Überschrift3" style:family="paragraph">
      <style:text-properties fo:language="de" fo:country="DE"/>
    </style:style>
    <style:style style:name="T19" style:parent-style-name="Absatz-Standardschriftart" style:family="text">
      <style:text-properties fo:font-weight="bold" style:font-weight-asian="bold" style:font-weight-complex="bold" fo:language="de" fo:country="DE"/>
    </style:style>
    <style:style style:name="T20" style:parent-style-name="Absatz-Standardschriftart" style:family="text">
      <style:text-properties fo:language="de" fo:country="DE"/>
    </style:style>
    <style:style style:name="T21" style:parent-style-name="Absatz-Standardschriftart" style:family="text">
      <style:text-properties fo:font-weight="bold" style:font-weight-asian="bold" style:font-weight-complex="bold"/>
    </style:style>
    <style:style style:name="T22" style:parent-style-name="Absatz-Standardschriftart" style:family="text">
      <style:text-properties fo:language="de" fo:country="DE"/>
    </style:style>
    <style:style style:name="T23" style:parent-style-name="Absatz-Standardschriftart" style:family="text">
      <style:text-properties fo:language="de" fo:country="DE"/>
    </style:style>
    <style:style style:name="T24" style:parent-style-name="Absatz-Standardschriftart" style:family="text">
      <style:text-properties fo:language="de" fo:country="DE"/>
    </style:style>
    <style:style style:name="T25" style:parent-style-name="Absatz-Standardschriftart" style:family="text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T27" style:parent-style-name="Absatz-Standardschriftart" style:family="text">
      <style:text-properties fo:font-weight="bold" style:font-weight-asian="bold" style:font-weight-complex="bold" fo:language="de" fo:country="DE"/>
    </style:style>
    <style:style style:name="P28" style:parent-style-name="Listenabsatz" style:list-style-name="LFO7_1" style:family="paragraph">
      <style:text-properties fo:language="de" fo:country="DE"/>
    </style:style>
    <style:style style:name="P29" style:parent-style-name="Listenabsatz" style:list-style-name="LFO7_1" style:family="paragraph">
      <style:text-properties fo:language="de" fo:country="DE"/>
    </style:style>
    <style:style style:name="P30" style:parent-style-name="Standard" style:family="paragraph">
      <style:paragraph-properties fo:break-before="page"/>
      <style:text-properties fo:language="de" fo:country="DE"/>
    </style:style>
    <style:style style:name="P31" style:parent-style-name="Überschrift3" style:family="paragraph">
      <style:text-properties fo:language="de" fo:country="DE"/>
    </style:style>
    <style:style style:name="T32" style:parent-style-name="Absatz-Standardschriftart" style:family="text">
      <style:text-properties fo:font-weight="bold" style:font-weight-asian="bold" style:font-weight-complex="bold" fo:language="de" fo:country="DE"/>
    </style:style>
    <style:style style:name="T33" style:parent-style-name="Absatz-Standardschriftart" style:family="text">
      <style:text-properties fo:language="de" fo:country="DE"/>
    </style:style>
    <style:style style:name="T34" style:parent-style-name="Absatz-Standardschriftart" style:family="text">
      <style:text-properties fo:font-weight="bold" style:font-weight-asian="bold" style:font-weight-complex="bold"/>
    </style:style>
    <style:style style:name="P35" style:parent-style-name="Standard" style:family="paragraph">
      <style:text-properties fo:language="de" fo:country="DE"/>
    </style:style>
    <style:style style:name="P36" style:parent-style-name="Standard" style:family="paragraph">
      <style:text-properties fo:language="de" fo:country="DE"/>
    </style:style>
    <style:style style:name="P37" style:parent-style-name="Standard" style:family="paragraph">
      <style:text-properties fo:language="de" fo:country="DE"/>
    </style:style>
    <style:style style:name="T38" style:parent-style-name="Absatz-Standardschriftart" style:family="text">
      <style:text-properties fo:font-weight="bold" style:font-weight-asian="bold" style:font-weight-complex="bold" fo:language="de" fo:country="DE"/>
    </style:style>
    <style:style style:name="P39" style:parent-style-name="Listenabsatz" style:list-style-name="LFO8" style:family="paragraph"/>
    <style:style style:name="T40" style:parent-style-name="Absatz-Standardschriftart" style:family="text">
      <style:text-properties fo:language="de" fo:country="DE"/>
    </style:style>
  </office:automatic-styles>
  <office:body>
    <office:text text:use-soft-page-breaks="true">
      <text:h text:style-name="P1" text:outline-level="1">Experimente für Scheduler-Programme</text:h>
      <text:h text:style-name="P2" text:outline-level="2">Experimente für scheduler_fcfs_edf.c</text:h>
      <text:h text:style-name="P3" text:outline-level="3">Experiment 1: Analyse der Auswirkungen von Ankunftszeit und Deadline</text:h>
      <text:p text:style-name="P4">- Ziel: Verständnis der Priorisierung in FCFS und EDF durch Variationen von Ankunftszeit und Deadlines.</text:p>
      <text:p text:style-name="Standard">- Aufgabe:<text:line-break/><text:s text:c="2"/>1. Erstellen Sie ein Szenario mit 4 Prozessen:<text:line-break/><text:s text:c="5"/>- P1: Arrival Time = 0, Burst Time = 5, Deadline = 10<text:line-break/><text:s text:c="5"/>- P2: Arrival Time = 2, Burst Time = 3, Deadline = 6<text:line-break/><text:s text:c="5"/>- P3: Arrival Time = 4, Burst Time = 7, Deadline = 12<text:line-break/><text:s text:c="5"/>- P4: Arrival Time = 6, Burst Time = 4, Deadline = 8<text:line-break/><text:s text:c="2"/>2.<text:s/><text:span text:style-name="T5">Führen Sie den Scheduler mit `FCFS` aus und notieren Sie die Completion Times, Turnaround Times und Deadlines.</text:span><text:span text:style-name="T6"><text:line-break/><text:s text:c="2"/>3. Wiederholen Sie das Experiment mit `EDF` und vergleichen Sie die Ergebnisse.</text:span></text:p>
      <text:p text:style-name="P7">- Erwartetes Ergebnis:<text:line-break/><text:s text:c="2"/>- In **FCFS** werden die Prozesse streng nach Ankunftszeit ausgeführt, unabhängig von Deadlines.<text:line-break/><text:s text:c="2"/>- In **EDF** haben Prozesse mit nahen Deadlines Vorrang, was zu unterschiedlichen Completion Times führt.</text:p>
      <text:h text:style-name="P8" text:outline-level="3">Experiment 2: Überprüfung der Deadline-Einhaltung in EDF</text:h>
      <text:p text:style-name="P9">- Ziel: Untersuchung, wie Deadlines in EDF eingehalten oder verfehlt werden.</text:p>
      <text:p text:style-name="Standard"><text:span text:style-name="T10">- Aufgabe:</text:span><text:span text:style-name="T11"><text:line-break/><text:s text:c="2"/>1. Verwenden Sie die gleichen Prozesse wie in Experiment 1.</text:span><text:span text:style-name="T12"><text:line-break/><text:s text:c="2"/></text:span>2. Modifizieren Sie die Deadlines:<text:line-break/><text:s text:c="5"/>- P1: Deadline = 7<text:line-break/><text:s text:c="5"/>- P2: Deadline = 6<text:line-break/><text:s text:c="5"/>- P3: Deadline = 8<text:line-break/><text:s text:c="5"/>- P4: Deadline = 10<text:line-break/><text:s text:c="2"/>3.<text:s/><text:span text:style-name="T13">Führen Sie den Scheduler nur mit `EDF` aus und analysieren Sie:</text:span><text:span text:style-name="T14"><text:line-break/><text:s text:c="5"/>- Welche Prozesse ihre Deadlines einhalten konnten.</text:span><text:span text:style-name="T15"><text:line-break/><text:s text:c="5"/>- Welche Completion Times und Turnaround Times resultieren.</text:span></text:p>
      <text:p text:style-name="P16">- Erwartetes Ergebnis:<text:line-break/><text:s text:c="2"/>- Prozesse mit zu engen Deadlines werden möglicherweise nicht rechtzeitig fertiggestellt, besonders wenn frühere Prozesse viel CPU-Zeit beanspruchen.</text:p>
      <text:soft-page-break/>
      <text:h text:style-name="P17" text:outline-level="2">Experimente für scheduler_round_robin.c</text:h>
      <text:h text:style-name="P18" text:outline-level="3">Experiment 1: Vergleich von Wartezeit und Durchsatz bei unterschiedlichen Quanten</text:h>
      <text:p text:style-name="Standard"><text:span text:style-name="T19">Ziel</text:span><text:span text:style-name="T20">: Analyse, wie die Länge des Time Quantums die Leistung beeinflusst.</text:span></text:p>
      <text:p text:style-name="Standard"><text:span text:style-name="T21">Aufgabe</text:span>:<text:line-break/><text:s text:c="2"/>1. Erstellen Sie 3 Prozesse:<text:line-break/><text:s text:c="5"/>- P1: Arrival Time = 0, Burst Time = 10<text:line-break/><text:s text:c="5"/>- P2: Arrival Time = 2, Burst Time = 5<text:line-break/><text:s text:c="5"/>- P3: Arrival Time = 4, Burst Time = 8</text:p>
      <text:p text:style-name="Standard"><text:s text:c="2"/><text:span text:style-name="T22">2. Führen Sie den Scheduler mit folgenden Time Quantums aus:</text:span><text:span text:style-name="T23"><text:line-break/><text:s text:c="5"/>- Quantum = 1</text:span><text:span text:style-name="T24"><text:line-break/><text:s text:c="5"/>- Quantum = 3</text:span><text:span text:style-name="T25"><text:line-break/><text:s text:c="5"/>- Quantum = 5</text:span></text:p>
      <text:p text:style-name="P26"><text:s text:c="2"/>3. Für jedes Quantum, berechnen und vergleichen Sie:<text:line-break/><text:s text:c="5"/>- Durchschnittliche Wartezeit.<text:line-break/><text:s text:c="5"/>- Durchschnittliche Turnaround-Zeit.<text:line-break/><text:s text:c="5"/>- Durchsatz (Anzahl der abgeschlossenen Prozesse pro Zeiteinheit).</text:p>
      <text:p text:style-name="Standard"><text:span text:style-name="T27">Erwartetes Ergebnis:</text:span></text:p>
      <text:list text:style-name="LFO7_1" text:continue-numbering="true">
        <text:list-item>
          <text:p text:style-name="P28">Kleinere Quanten führen zu niedrigeren Turnaround-Zeiten für kurze Prozesse, erhöhen aber die Wartezeit und den Overhead.</text:p>
        </text:list-item>
        <text:list-item>
          <text:p text:style-name="P29">Größere Quanten ähneln FCFS und bevorzugen lange Prozesse.</text:p>
        </text:list-item>
      </text:list>
      <text:p text:style-name="P30"/>
      <text:h text:style-name="P31" text:outline-level="3">Experiment 2: Effekt von Arrival Times auf die Reihenfolge der Ausführung</text:h>
      <text:p text:style-name="Standard"><text:span text:style-name="T32">Ziel</text:span><text:span text:style-name="T33">: Untersuchung, wie Arrival Times die Scheduling-Reihenfolge beeinflussen.</text:span></text:p>
      <text:p text:style-name="Standard"><text:span text:style-name="T34">Aufgabe</text:span>:<text:line-break/><text:s text:c="2"/>1. Erstellen Sie 4 Prozesse:<text:line-break/><text:s text:c="5"/>- P1: Arrival Time = 0, Burst Time = 5<text:line-break/><text:s text:c="5"/>- P2: Arrival Time = 2, Burst Time = 4<text:line-break/><text:s text:c="5"/>- P3: Arrival Time = 4, Burst Time = 3<text:line-break/><text:s text:c="5"/>- P4: Arrival Time = 6, Burst Time = 2</text:p>
      <text:p text:style-name="P35">2. Führen Sie den Scheduler mit Time Quantum = 2 aus.</text:p>
      <text:p text:style-name="P36">3. Modifizieren Sie die Arrival Times:<text:line-break/><text:s text:c="5"/>- Setzen Sie P3 und P4 auf Arrival Time = 0.</text:p>
      <text:p text:style-name="P37">4. Beobachten Sie die Reihenfolge der Ausführung und die Veränderungen in Warte- und Turnaround-Zeiten.</text:p>
      <text:p text:style-name="Standard"><text:span text:style-name="T38">Erwartetes Ergebnis:</text:span></text:p>
      <text:list text:style-name="LFO8" text:continue-numbering="true">
        <text:list-item>
          <text:p text:style-name="P39"><text:span text:style-name="T40">Arrival Times bestimmen die Reihenfolge der Einreihung in die Warteschlange, was die Wartezeiten aller Prozesse beeinfluss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" style:font-name-asian="MS Gothic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libri" style:font-name-asian="MS Gothic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libri" style:font-name-asian="MS Gothic" fo:color="#4F81BD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libri" style:font-name-asian="MS Gothic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/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/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fo:font-size="8pt" style:font-size-asian="8pt" style:font-size-complex="8pt"/>
    </style:style>
    <style:style style:name="Liste" style:display-name="Liste" style:family="paragraph" style:parent-style-name="Standard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paragraph-properties style:contextual-spacing="true"/>
      <style:text-properties fo:hyphenate="false"/>
    </style:style>
    <style:style style:name="Aufzählungszeichen2" style:display-name="Aufzählungszeichen 2" style:family="paragraph" style:parent-style-name="Standard" style:list-style-name="LFO2">
      <style:paragraph-properties style:contextual-spacing="true"/>
      <style:text-properties fo:hyphenate="false"/>
    </style:style>
    <style:style style:name="Aufzählungszeichen3" style:display-name="Aufzählungszeichen 3" style:family="paragraph" style:parent-style-name="Standard" style:list-style-name="LFO3">
      <style:paragraph-properties style:contextual-spacing="true"/>
      <style:text-properties fo:hyphenate="false"/>
    </style:style>
    <style:style style:name="Listennummer" style:display-name="Listennummer" style:family="paragraph" style:parent-style-name="Standard" style:list-style-name="LFO5">
      <style:paragraph-properties style:contextual-spacing="true"/>
      <style:text-properties fo:hyphenate="false"/>
    </style:style>
    <style:style style:name="Listennummer2" style:display-name="Listennummer 2" style:family="paragraph" style:parent-style-name="Standard" style:list-style-name="LFO6">
      <style:paragraph-properties style:contextual-spacing="true"/>
      <style:text-properties fo:hyphenate="false"/>
    </style:style>
    <style:style style:name="Listennummer3" style:display-name="Listennummer 3" style:family="paragraph" style:parent-style-name="Standard" style:list-style-name="LFO7">
      <style:paragraph-properties style:contextual-spacing="true"/>
      <style:text-properties fo:hyphenate="false"/>
    </style:style>
    <style:style style:name="Listenfortsetzung" style:display-name="Listenfortsetzung" style:family="paragraph" style:parent-style-name="Standard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krotext" style:display-name="Makro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urier"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Überschrift4Zchn" style:display-name="Überschrift 4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libri" style:font-name-asian="MS Gothic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808080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letter-spacing="0.0034in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2" style:display-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3" style:display-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7_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Dr. Jörn Hoffmann</dc:creator>
    <meta:creation-date>2024-11-21T08:06:00Z</meta:creation-date>
    <dc:date>2024-11-21T08:07:00Z</dc:date>
    <meta:template xlink:href="Normal.dotm" xlink:type="simple"/>
    <meta:editing-cycles>3</meta:editing-cycles>
    <meta:editing-duration>PT0S</meta:editing-duration>
    <meta:document-statistic meta:page-count="3" meta:paragraph-count="6" meta:word-count="456" meta:character-count="3327" meta:row-count="23" meta:non-whitespace-character-count="2877"/>
  </office:meta>
</office:document-meta>
</file>